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0F7142BCC3DD3C6744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23cm" table:align="left" style:writing-mode="lr-tb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7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503cm"/>
    </style:style>
    <style:style style:name="Tabla2.B" style:family="table-column">
      <style:table-column-properties style:column-width="14.49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503cm"/>
    </style:style>
    <style:style style:name="Tabla1.B" style:family="table-column">
      <style:table-column-properties style:column-width="14.49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5" style:family="table-row">
      <style:table-row-properties style:min-row-height="1.05cm"/>
    </style:style>
    <style:style style:name="P1" style:family="paragraph" style:parent-style-name="Table_20_Contents">
      <style:text-properties style:font-name="Calibri1" fo:font-size="10pt" style:text-underline-style="none" officeooo:paragraph-rsid="000340cf" fo:background-color="transparent" style:font-name-asian="Microsoft YaHei" style:font-size-asian="10pt" style:font-name-complex="Calibri1" style:font-size-complex="10pt"/>
    </style:style>
    <style:style style:name="P2" style:family="paragraph" style:parent-style-name="Table_20_Contents">
      <style:paragraph-properties style:snap-to-layout-grid="false"/>
      <style:text-properties style:font-name="Calibri1" fo:font-size="10pt" style:text-underline-style="none" officeooo:paragraph-rsid="000340cf" fo:background-color="transparent" style:font-name-asian="Microsoft YaHei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1pt" style:font-size-asian="11pt" style:font-size-complex="11pt"/>
    </style:style>
    <style:style style:name="P4" style:family="paragraph" style:parent-style-name="Standard">
      <style:text-properties style:font-name="Calibri1" fo:font-size="11pt" officeooo:paragraph-rsid="0021c938" style:font-size-asian="11pt" style:font-size-complex="11pt"/>
    </style:style>
    <style:style style:name="P5" style:family="paragraph" style:parent-style-name="Standard">
      <style:text-properties style:font-name="Calibri1" fo:font-size="11pt" officeooo:rsid="0021c938" officeooo:paragraph-rsid="0021c938" style:font-size-asian="11pt" style:font-size-complex="11pt"/>
    </style:style>
    <style:style style:name="P6" style:family="paragraph" style:parent-style-name="Heading_20_2">
      <style:text-properties style:font-name="Calibri1" officeooo:paragraph-rsid="000340cf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1" fo:font-size="11pt" officeooo:rsid="0021c938" officeooo:paragraph-rsid="0021c93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1" fo:font-size="11pt" officeooo:paragraph-rsid="0021c938" style:font-size-asian="11pt" style:font-size-complex="11pt"/>
    </style:style>
    <style:style style:name="P10" style:family="paragraph" style:parent-style-name="Standard">
      <style:text-properties fo:font-variant="normal" fo:text-transform="none" fo:color="#000000" loext:opacity="100%" style:font-name="Calibri" fo:font-size="11pt" fo:letter-spacing="normal" fo:font-style="normal" fo:font-weight="normal" officeooo:paragraph-rsid="00050ffb" style:font-size-asian="11pt" style:font-size-complex="10pt"/>
    </style:style>
    <style:style style:name="P11" style:family="paragraph" style:parent-style-name="Standard"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1efb72" style:font-size-asian="11pt" style:font-size-complex="11pt"/>
    </style:style>
    <style:style style:name="P12" style:family="paragraph" style:parent-style-name="Standard"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21c93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21c938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c3c3c" loext:opacity="100%" style:font-name="Calibri1" fo:font-size="11pt" fo:letter-spacing="normal" fo:font-style="normal" fo:font-weight="normal" officeooo:rsid="001d9a8c" officeooo:paragraph-rsid="0021c938" style:font-size-asian="11pt" style:font-weight-asian="normal" style:font-size-complex="11pt" style:font-weight-complex="normal"/>
    </style:style>
    <style:style style:name="P15" style:family="paragraph" style:parent-style-name="Heading_20_1">
      <style:text-properties officeooo:paragraph-rsid="001efb72"/>
    </style:style>
    <style:style style:name="P16" style:family="paragraph" style:parent-style-name="Standard" style:list-style-name="L1">
      <style:text-properties style:font-name="Calibri1" fo:font-size="11pt" officeooo:paragraph-rsid="001efb72" style:font-size-asian="11pt" style:font-size-complex="11pt"/>
    </style:style>
    <style:style style:name="P17" style:family="paragraph" style:parent-style-name="Standard" style:list-style-name="L1">
      <style:text-properties style:font-name="Calibri1" fo:font-size="11pt" officeooo:paragraph-rsid="0029c549" style:font-size-asian="11pt" style:font-size-complex="11pt"/>
    </style:style>
    <style:style style:name="P18" style:family="paragraph" style:parent-style-name="Standard" style:list-style-name="L1">
      <style:text-properties style:font-name="Calibri1" fo:font-size="11pt" officeooo:paragraph-rsid="0021c938" style:font-size-asian="11pt" style:font-size-complex="11pt"/>
    </style:style>
    <style:style style:name="P19" style:family="paragraph" style:parent-style-name="Standard" style:list-style-name="L1">
      <style:text-properties style:font-name="Calibri1" fo:font-size="11pt" officeooo:paragraph-rsid="002af6d1" style:font-size-asian="11pt" style:font-size-complex="11pt"/>
    </style:style>
    <style:style style:name="P20" style:family="paragraph" style:parent-style-name="Standard" style:list-style-name="L1">
      <style:text-properties style:font-name="Calibri1" fo:font-size="11pt" officeooo:paragraph-rsid="00202108" style:font-size-asian="11pt" style:font-size-complex="11pt"/>
    </style:style>
    <style:style style:name="P21" style:family="paragraph" style:parent-style-name="Standard" style:list-style-name="L1">
      <style:text-properties style:font-name="Calibri1" fo:font-size="11pt" officeooo:rsid="001efb72" officeooo:paragraph-rsid="001efb72" style:font-size-asian="11pt" style:font-size-complex="11pt"/>
    </style:style>
    <style:style style:name="P22" style:family="paragraph" style:parent-style-name="Standard" style:list-style-name="L1">
      <style:text-properties style:font-name="Calibri1" fo:font-size="11pt" officeooo:rsid="0021c938" officeooo:paragraph-rsid="0021c938" style:font-size-asian="11pt" style:font-size-complex="11pt"/>
    </style:style>
    <style:style style:name="P23" style:family="paragraph" style:parent-style-name="Standard" style:list-style-name="L1">
      <style:text-properties style:font-name="Calibri1" fo:font-size="11pt" officeooo:rsid="0029c549" officeooo:paragraph-rsid="0029c549" style:font-size-asian="11pt" style:font-size-complex="11pt"/>
    </style:style>
    <style:style style:name="P24" style:family="paragraph" style:parent-style-name="Standard" style:list-style-name="L1">
      <style:text-properties style:font-name="Calibri1" fo:font-size="11pt" officeooo:rsid="0029c549" officeooo:paragraph-rsid="0029cfa1" style:font-size-asian="11pt" style:font-size-complex="11pt"/>
    </style:style>
    <style:style style:name="P25" style:family="paragraph" style:parent-style-name="Standard" style:list-style-name="L1">
      <style:text-properties style:font-name="Calibri1" fo:font-size="11pt" officeooo:rsid="002af6d1" officeooo:paragraph-rsid="002af6d1" style:font-size-asian="11pt" style:font-size-complex="11pt"/>
    </style:style>
    <style:style style:name="P26" style:family="paragraph" style:parent-style-name="Standard" style:list-style-name="L1">
      <style:text-properties style:font-name="Calibri1" fo:font-size="11pt" officeooo:rsid="002af6d1" officeooo:paragraph-rsid="002cdbb9" style:font-size-asian="11pt" style:font-size-complex="11pt"/>
    </style:style>
    <style:style style:name="P27" style:family="paragraph" style:parent-style-name="Standard" style:list-style-name="L1"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1efb72" style:font-size-asian="11pt" style:font-size-complex="11pt"/>
    </style:style>
    <style:style style:name="P28" style:family="paragraph" style:parent-style-name="Standard" style:list-style-name="L1">
      <style:text-properties fo:font-variant="normal" fo:text-transform="none" fo:color="#000000" loext:opacity="100%" style:font-name="Calibri1" fo:font-size="11pt" fo:letter-spacing="normal" fo:font-style="normal" fo:font-weight="normal" officeooo:rsid="00202108" officeooo:paragraph-rsid="00202108" style:font-size-asian="11pt" style:font-size-complex="11pt"/>
    </style:style>
    <style:style style:name="P29" style:family="paragraph" style:parent-style-name="Standard" style:list-style-name="L1">
      <style:text-properties fo:font-variant="normal" fo:text-transform="none" fo:color="#000000" loext:opacity="100%" style:font-name="Calibri1" fo:font-size="11pt" fo:letter-spacing="normal" fo:font-style="normal" fo:font-weight="normal" officeooo:rsid="0021c938" officeooo:paragraph-rsid="0021c938" style:font-size-asian="11pt" style:font-size-complex="11pt"/>
    </style:style>
    <style:style style:name="P30" style:family="paragraph" style:parent-style-name="Standard" style:list-style-name="L1">
      <style:text-properties fo:font-variant="normal" fo:text-transform="none" fo:color="#3c3c3c" loext:opacity="100%" style:font-name="Calibri1" fo:font-size="11pt" fo:letter-spacing="normal" fo:font-style="normal" fo:font-weight="normal" officeooo:rsid="0021c938" officeooo:paragraph-rsid="0029c549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3c3c3c" loext:opacity="100%" fo:letter-spacing="normal" fo:font-style="normal" fo:font-weight="normal" officeooo:rsid="001d9a8c" style:font-weight-asian="normal" style:font-weight-complex="normal"/>
    </style:style>
    <style:style style:name="T2" style:family="text">
      <style:text-properties fo:font-variant="normal" fo:text-transform="none" fo:color="#3c3c3c" loext:opacity="100%" fo:letter-spacing="normal" fo:font-style="normal" fo:font-weight="normal" officeooo:rsid="0021c938" style:font-weight-asian="normal" style:font-weight-complex="normal"/>
    </style:style>
    <style:style style:name="T3" style:family="text">
      <style:text-properties fo:font-variant="normal" fo:text-transform="none" fo:color="#3c3c3c" loext:opacity="100%" fo:letter-spacing="normal" fo:font-style="normal" fo:font-weight="normal" officeooo:rsid="0029c549" style:font-weight-asian="normal" style:font-weight-complex="normal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efb72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202108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21c938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29c549"/>
    </style:style>
    <style:style style:name="T9" style:family="text">
      <style:text-properties officeooo:rsid="000ee089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21c938"/>
    </style:style>
    <style:style style:name="T12" style:family="text">
      <style:text-properties style:font-name="Calibri1" officeooo:rsid="000bee14"/>
    </style:style>
    <style:style style:name="T13" style:family="text">
      <style:text-properties style:font-name="Calibri1" officeooo:rsid="001efb72"/>
    </style:style>
    <style:style style:name="T14" style:family="text">
      <style:text-properties style:font-name="Calibri1" fo:font-size="18.2000007629395pt" fo:font-weight="bold" officeooo:rsid="001efb72" style:font-name-asian="Microsoft YaHei1" style:font-size-asian="18.2000007629395pt" style:font-weight-asian="bold" style:font-name-complex="Arial1" style:font-size-complex="18.2000007629395pt" style:font-weight-complex="bold"/>
    </style:style>
    <style:style style:name="T15" style:family="text">
      <style:text-properties officeooo:rsid="0021c938"/>
    </style:style>
    <style:style style:name="T16" style:family="text">
      <style:text-properties officeooo:rsid="00233414"/>
    </style:style>
    <style:style style:name="T17" style:family="text">
      <style:text-properties officeooo:rsid="0029cf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9">Tema </text:span><text:span text:style-name="T16">2</text:span><text:span text:style-name="T9"> </text:span><text:span text:style-name="T16">Introducción al JavaScript.</text:span></text:h>
      <text:h text:style-name="P15" text:outline-level="1"><text:span text:style-name="T12">Practica 02-0</text:span><text:span text:style-name="T13">2</text:span><text:span text:style-name="T12"> <text:s/>JS</text:span><text:span text:style-name="T13"> </text:span><text:span text:style-name="T14">Tipos de Datos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1">Curso</text:p>
          </table:table-cell>
          <table:table-cell table:style-name="Tabla3.D1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1">Fecha</text:p>
          </table:table-cell>
          <table:table-cell table:style-name="Tabla3.D2" office:value-type="string">
            <text:p text:style-name="P2"/>
          </table:table-cell>
        </table:table-row>
      </table:table>
      <text:p text:style-name="P10"/>
      <text:list xml:id="list3183304940" text:style-name="L1">
        <text:list-item>
          <text:p text:style-name="P19"><text:span text:style-name="T5">Crea un archivo</text:span><text:span text:style-name="T6"> "02-02-JSTiposdeDatos.htm"</text:span><text:span text:style-name="T5"> <text:s/>comentalo de las dos maneras posibles <text:s/></text:span></text:p>
        </text:list-item>
        <text:list-item>
          <text:p text:style-name="P25"><text:span text:style-name="T5">C</text:span><text:span text:style-name="T4">opia las siguientes preguntas en el archivo y contestalas en <text:s/>el</text:span></text:p>
        </text:list-item>
        <text:list-item>
          <text:p text:style-name="P26">¿Qué etiqueta se utiliza para insertar código JavaScript en HTML?</text:p>
        </text:list-item>
        <text:list-item>
          <text:p text:style-name="P26">¿Qué ventajas tiene incrustar el código JavaScript en un archivo externo?</text:p>
        </text:list-item>
        <text:list-item>
          <text:p text:style-name="P26">¿Qué extensión suelen tener los archivos que contienen código JavaScript?</text:p>
        </text:list-item>
        <text:list-item>
          <text:p text:style-name="P26">¿Cómo se referencia un archivo .js en HTML?</text:p>
        </text:list-item>
        <text:list-item>
          <text:p text:style-name="P26">¿Qué debe hacer si el archivo JavaScript se encuentra en otro directorio?</text:p>
        </text:list-item>
        <text:list-item>
          <text:p text:style-name="P26">¿Qué etiqueta se usa para mostrar un mensaje si el navegador no soporta JavaScript?</text:p>
        </text:list-item>
        <text:list-item>
          <text:p text:style-name="P26">¿Qué diferencia hay al insertar JavaScript en XHTML?</text:p>
        </text:list-item>
        <text:list-item>
          <text:p text:style-name="P26">¿Qué es la ofuscación de código y por qué se utiliza?</text:p>
        </text:list-item>
        <text:list-item>
          <text:p text:style-name="P19">Cómo se llama el lenguaje que se menciona en el texto?</text:p>
        </text:list-item>
        <text:list-item>
          <text:p text:style-name="P19">¿Qué nombre le dio Microsoft a JavaScript?</text:p>
        </text:list-item>
        <text:list-item>
          <text:p text:style-name="P19">¿Por qué Microsoft usó el nombre Jscript?</text:p>
        </text:list-item>
        <text:list-item>
          <text:p text:style-name="P19">¿Qué problema surgió con la versión de JScript de Microsoft?</text:p>
        </text:list-item>
        <text:list-item>
          <text:p text:style-name="P19">¿Qué es el DOM y por qué fue diseñado?</text:p>
        </text:list-item>
        <text:list-item>
          <text:p text:style-name="P19">¿Qué navegadores incorporaron el DOM desde su primera versión?</text:p>
        </text:list-item>
        <text:list-item>
          <text:p text:style-name="P19">¿Qué estándar regula el lenguaje JavaScript desde 1997?</text:p>
        </text:list-item>
        <text:list-item>
          <text:p text:style-name="P19">¿Qué documento detalla las especificaciones del estándar ECMA?</text:p>
        </text:list-item>
        <text:list-item>
          <text:p text:style-name="P19">¿Qué relación tiene JavaScript con Java?</text:p>
        </text:list-item>
        <text:list-item>
          <text:p text:style-name="P19">¿Quién desarrolló originalmente JavaScript y con qué nombre?</text:p>
        </text:list-item>
        <text:list-item>
          <text:p text:style-name="P20"><text:span text:style-name="T5">U</text:span><text:span text:style-name="T6">sa la </text:span><text:span text:style-name="T7">función</text:span><text:span text:style-name="T6"> alert para enseñar el mensaje holamundo</text:span></text:p>
        </text:list-item>
        <text:list-item>
          <text:p text:style-name="P16"><text:span text:style-name="T8">E</text:span><text:span text:style-name="T6">n el</text:span><text:span text:style-name="T5"> un archivo</text:span><text:span text:style-name="T6"> </text:span><text:span text:style-name="T5">y declara varias </text:span><text:span text:style-name="T6">variables</text:span><text:span text:style-name="T5"> en una sola linea</text:span></text:p>
        </text:list-item>
        <text:list-item>
          <text:p text:style-name="P27">que caracteres y nombres <text:s/>están prohibidos como nombre de variables ? </text:p>
        </text:list-item>
        <text:list-item>
          <text:p text:style-name="P21"><text:span text:style-name="T4">Crea un ejemplo para cada tipos de datos </text:span><text:span text:style-name="T6"><text:s/>(Crea una tabla en html5 en el documento htm)</text:span></text:p>
        </text:list-item>
      </text:list>
      <text:p text:style-name="P11"/>
      <table:table table:name="Tabla2" table:style-name="Tabla2">
        <table:table-column table:style-name="Tabla2.A"/>
        <table:table-column table:style-name="Tabla2.B"/>
        <table:table-row table:style-name="TableLine2431664545664">
          <table:table-cell table:style-name="Tabla2.A1" office:value-type="string">
            <text:p text:style-name="P8">Cadena</text:p>
          </table:table-cell>
          <table:table-cell table:style-name="Tabla2.B1" office:value-type="string">
            <text:p text:style-name="P3"/>
          </table:table-cell>
        </table:table-row>
        <table:table-row table:style-name="TableLine2431664544800">
          <table:table-cell table:style-name="Tabla2.A2" office:value-type="string">
            <text:p text:style-name="P8">Número</text:p>
          </table:table-cell>
          <table:table-cell table:style-name="Tabla2.B2" office:value-type="string">
            <text:p text:style-name="P8"/>
          </table:table-cell>
        </table:table-row>
        <table:table-row table:style-name="TableLine2431664537888">
          <table:table-cell table:style-name="Tabla2.A2" office:value-type="string">
            <text:p text:style-name="P8">Boolean</text:p>
          </table:table-cell>
          <table:table-cell table:style-name="Tabla2.B2" office:value-type="string">
            <text:p text:style-name="P8"/>
          </table:table-cell>
        </table:table-row>
        <table:table-row table:style-name="TableLine2431664533568">
          <table:table-cell table:style-name="Tabla2.A2" office:value-type="string">
            <text:p text:style-name="P8">Null</text:p>
          </table:table-cell>
          <table:table-cell table:style-name="Tabla2.B2" office:value-type="string">
            <text:p text:style-name="P8"/>
          </table:table-cell>
        </table:table-row>
        <table:table-row table:style-name="TableLine2431664530688">
          <table:table-cell table:style-name="Tabla2.A2" office:value-type="string">
            <text:p text:style-name="P8">Object</text:p>
          </table:table-cell>
          <table:table-cell table:style-name="Tabla2.B2" office:value-type="string">
            <text:p text:style-name="P3"/>
          </table:table-cell>
        </table:table-row>
        <table:table-row table:style-name="TableLine2431664541056">
          <table:table-cell table:style-name="Tabla2.A2" office:value-type="string">
            <text:p text:style-name="P8">arrays</text:p>
          </table:table-cell>
          <table:table-cell table:style-name="Tabla2.B2" office:value-type="string">
            <text:p text:style-name="P3"/>
          </table:table-cell>
        </table:table-row>
        <table:table-row table:style-name="TableLine2431664547392">
          <table:table-cell table:style-name="Tabla2.A2" office:value-type="string">
            <text:p text:style-name="P8">Function</text:p>
          </table:table-cell>
          <table:table-cell table:style-name="Tabla2.B2" office:value-type="string">
            <text:p text:style-name="P3"/>
          </table:table-cell>
        </table:table-row>
      </table:table>
      <text:p text:style-name="P8"/>
      <text:list xml:id="list165954741665134" text:continue-numbering="true" text:style-name="L1">
        <text:list-item>
          <text:p text:style-name="P28"><text:span text:style-name="T15">U</text:span>sa la <text:span text:style-name="T15">función</text:span> <text:s/>typeof para mostrar el tipo de los <text:span text:style-name="T15">códigos</text:span> </text:p>
        </text:list-item>
        <text:list-item>
          <text:p text:style-name="P29">Ejecuta estos datos y muestralos en un documento htm</text:p>
          <text:p text:style-name="P29">var a=true;</text:p>
          <text:p text:style-name="P29">var b=hola;</text:p>
          <text:p text:style-name="P29">var c=1;</text:p>
        </text:list-item>
      </text:list>
      <text:p text:style-name="P12"/>
      <table:table table:name="Tabla1" table:style-name="Tabla1">
        <table:table-column table:style-name="Tabla1.A"/>
        <table:table-column table:style-name="Tabla1.B"/>
        <text:soft-page-break/>
        <table:table-row table:style-name="TableLine2431664540192">
          <table:table-cell table:style-name="Tabla1.A1" office:value-type="string">
            <text:p text:style-name="P7">4+4</text:p>
          </table:table-cell>
          <table:table-cell table:style-name="Tabla1.B1" office:value-type="string">
            <text:p text:style-name="P4"/>
          </table:table-cell>
        </table:table-row>
        <table:table-row table:style-name="TableLine2431664533856">
          <table:table-cell table:style-name="Tabla1.A2" office:value-type="string">
            <text:p text:style-name="P7">"4"+ 4</text:p>
          </table:table-cell>
          <table:table-cell table:style-name="Tabla1.B2" office:value-type="string">
            <text:p text:style-name="P9"/>
          </table:table-cell>
        </table:table-row>
        <table:table-row table:style-name="TableLine2431664535584">
          <table:table-cell table:style-name="Tabla1.A2" office:value-type="string">
            <text:p text:style-name="P7">a+c</text:p>
          </table:table-cell>
          <table:table-cell table:style-name="Tabla1.B2" office:value-type="string">
            <text:p text:style-name="P9"/>
          </table:table-cell>
        </table:table-row>
        <table:table-row table:style-name="TableLine2431664531552">
          <table:table-cell table:style-name="Tabla1.A2" office:value-type="string">
            <text:p text:style-name="P7">b+c</text:p>
          </table:table-cell>
          <table:table-cell table:style-name="Tabla1.B2" office:value-type="string">
            <text:p text:style-name="P9"/>
          </table:table-cell>
        </table:table-row>
        <table:table-row table:style-name="Tabla1.5">
          <table:table-cell table:style-name="Tabla1.A2" office:value-type="string">
            <text:p text:style-name="P14"><text:span text:style-name="T10"><text:s/>2.9e3</text:span><text:span text:style-name="T11">+1</text:span></text:p>
          </table:table-cell>
          <table:table-cell table:style-name="Tabla1.B2" office:value-type="string">
            <text:p text:style-name="P4"/>
          </table:table-cell>
        </table:table-row>
        <table:table-row table:style-name="TableLine2431664534144">
          <table:table-cell table:style-name="Tabla1.A2" office:value-type="string">
            <text:p text:style-name="P14"><text:s/>2.9e3<text:span text:style-name="T15"> + b </text:span></text:p>
          </table:table-cell>
          <table:table-cell table:style-name="Tabla1.B2" office:value-type="string">
            <text:p text:style-name="P4"/>
          </table:table-cell>
        </table:table-row>
        <table:table-row table:style-name="TableLine2431664543072">
          <table:table-cell table:style-name="Tabla1.A2" office:value-type="string">
            <text:p text:style-name="P14"><text:span text:style-name="T10"><text:s/>2.9e3</text:span><text:span text:style-name="T11"> + a </text:span></text:p>
          </table:table-cell>
          <table:table-cell table:style-name="Tabla1.B2" office:value-type="string">
            <text:p text:style-name="P4"/>
          </table:table-cell>
        </table:table-row>
      </table:table>
      <text:p text:style-name="P13"/>
      <text:list xml:id="list165954852266541" text:continue-numbering="true" text:style-name="L1">
        <text:list-item>
          <text:p text:style-name="P17"><text:span text:style-name="T7">U</text:span><text:span text:style-name="T6">sa la </text:span><text:span text:style-name="T7">función</text:span><text:span text:style-name="T6"> <text:s/></text:span><text:span text:style-name="T10">parseFloat</text:span><text:span text:style-name="T11"> y </text:span><text:span text:style-name="T5"><text:s/>parseInt</text:span><text:span text:style-name="T7"> para convertir explícitamente los valores <text:s/></text:span><text:span text:style-name="T1"><text:s/>2.9e3</text:span><text:span text:style-name="T2">, </text:span><text:span text:style-name="T1"><text:s/></text:span><text:span text:style-name="T2">30</text:span><text:span text:style-name="T1">.</text:span><text:span text:style-name="T2">1</text:span><text:span text:style-name="T1">e</text:span><text:span text:style-name="T2">-</text:span><text:span text:style-name="T1">3</text:span><text:span text:style-name="T2">, </text:span><text:span text:style-name="T3">0,00000000</text:span><text:span text:style-name="T2">4 , </text:span><text:span text:style-name="T3">0,</text:span><text:span text:style-name="T2">6, 3000000 , 30</text:span><text:span text:style-name="T3">1231</text:span><text:span text:style-name="T2">000</text:span></text:p>
          <text:p text:style-name="P30"/>
        </text:list-item>
        <text:list-item>
          <text:p text:style-name="P18"><text:span text:style-name="T8">U</text:span><text:span text:style-name="T7">sa la función length para hallar el tamaño de las cadenas "123456" , </text:span></text:p>
          <text:p text:style-name="P22"/>
        </text:list-item>
        <text:list-item>
          <text:p text:style-name="P23">Declara varias variables con const e intenta cambiarlas y visualizalas con un alert que pasa? </text:p>
        </text:list-item>
      </text:list>
      <text:p text:style-name="P5"/>
      <text:list xml:id="list165954795015215" text:continue-numbering="true" text:style-name="L1">
        <text:list-item>
          <text:p text:style-name="P23">Declara varias variables con var dentro de un bloque if al principio e <text:s/>intenta acceder a ellas para mostrarlas dentro del bloque y fuera del bloque con un alert que pasa? </text:p>
          <text:p text:style-name="P23"/>
        </text:list-item>
        <text:list-item>
          <text:p text:style-name="P24"><text:span text:style-name="T17">Realiza el mismo ejercicio anterior pero con </text:span>varias variables con <text:span text:style-name="T17">let </text:span>dentro de un bloque if . <text:span text:style-name="T17">Se pueden ver el contenido de las variables. 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5.729cm" svg:y="-1.773cm" svg:width="5.068cm" svg:height="2.196cm" draw:z-index="1"><draw:image xlink:href="Pictures/100000000000023A000000F7142BCC3DD3C6744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1:56:03.369000000</meta:creation-date>
    <dc:date>2025-09-22T16:59:54.557000000</dc:date>
    <meta:editing-duration>PT10H16M1S</meta:editing-duration>
    <meta:editing-cycles>24</meta:editing-cycles>
    <meta:generator>LibreOffice/7.3.3.2$Windows_X86_64 LibreOffice_project/d1d0ea68f081ee2800a922cac8f79445e4603348</meta:generator>
    <meta:document-statistic meta:table-count="3" meta:image-count="1" meta:object-count="0" meta:page-count="2" meta:paragraph-count="54" meta:word-count="431" meta:character-count="2468" meta:non-whitespace-character-count="2097"/>
  </office:meta>
</office:document-meta>
</file>